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c5000b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333333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solid" draw:fill-color="#ffff00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solid" draw:fill-color="#ff00ff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solid" draw:fill-color="#314004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solid" draw:fill-color="#ffffcc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solid" draw:fill-color="#ff420e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solid" draw:fill-color="#aecf00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solid" draw:fill-color="#993366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custom-shape draw:style-name="gr1" draw:text-style-name="P1" draw:layer="layout" svg:width="28cm" svg:height="21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3" draw:text-style-name="P1" draw:layer="layout" svg:width="28cm" svg:height="21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4" draw:text-style-name="P1" draw:layer="layout" svg:width="28cm" svg:height="21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5" draw:text-style-name="P1" draw:layer="layout" svg:width="28cm" svg:height="21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6" draw:text-style-name="P1" draw:layer="layout" svg:width="28cm" svg:height="21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7" draw:text-style-name="P1" draw:layer="layout" svg:width="28cm" svg:height="21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style-name="gr8" draw:text-style-name="P1" draw:layer="layout" svg:width="28cm" svg:height="21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style-name="gr9" draw:text-style-name="P1" draw:layer="layout" svg:width="28cm" svg:height="21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custom-shape draw:style-name="gr10" draw:text-style-name="P1" draw:layer="layout" svg:width="28cm" svg:height="21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style-name="gr11" draw:text-style-name="P1" draw:layer="layout" svg:width="28cm" svg:height="21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GB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8T09:07:19.012000000</meta:creation-date>
    <dc:date>2013-11-08T09:10:56.013000000</dc:date>
    <meta:editing-duration>P0D</meta:editing-duration>
    <meta:editing-cycles>1</meta:editing-cycles>
    <meta:document-statistic meta:object-count="51"/>
    <meta:generator>LibreOffice/4.1.0.4$Windows_x86 LibreOffice_project/89ea49ddacd9aa532507cbf852f2bb22b1ace28</meta:generator>
  </office:meta>
</office:document-meta>
</file>